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44592083718423354" text:style-name="Outline">
        <text:list-item>
          <text:h text:style-name="P3" text:outline-level="1">Fluro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Para el manejo de rutas</text:p>
      <text:p text:style-name="Standard"/>
      <text:p text:style-name="Standard">F.Creación: 28-02-2019</text:p>
      <text:p text:style-name="Standard"/>
      <text:p text:style-name="P1">Programa:</text:p>
      <text:p text:style-name="P1"/>
      <text:p text:style-name="P1">Fuente:<text:tab/><text:a xlink:type="simple" xlink:href="https://pub.dartlang.org/packages/fluro" text:style-name="Internet_20_link" text:visited-style-name="Visited_20_Internet_20_Link">fluro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2</meta:editing-cycles>
    <meta:creation-date>2019-02-28T15:08:53</meta:creation-date>
    <meta:editing-duration>PT2M1S</meta:editing-duration>
    <meta:generator>OpenOffice/4.1.6$Unix OpenOffice.org_project/416m1$Build-9790</meta:generator>
    <meta:initial-creator>Máximo Meza</meta:initial-creator>
    <meta:document-statistic meta:table-count="0" meta:image-count="0" meta:object-count="0" meta:page-count="2" meta:paragraph-count="9" meta:word-count="20" meta:character-count="154"/>
    <dc:date>2019-02-28T15:10:52</dc:date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